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7fa5c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7fa5c" officeooo:paragraph-rsid="0017fa5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7fa5c" officeooo:paragraph-rsid="0017fa5c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a5313" officeooo:paragraph-rsid="001a531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5313" officeooo:paragraph-rsid="001a531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bfe7c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1bfe7c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1f9a85"/>
    </style:style>
    <style:style style:name="P9" style:family="paragraph" style:parent-style-name="Standard">
      <style:paragraph-properties fo:text-align="start" style:justify-single-word="false"/>
      <style:text-properties officeooo:paragraph-rsid="001dace2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1f9a85" officeooo:paragraph-rsid="001f9a85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202e3c" officeooo:paragraph-rsid="00202e3c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dace2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f9a85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202e3c"/>
    </style:style>
    <style:style style:name="T6" style:family="text">
      <style:text-properties officeooo:rsid="0017fa5c" style:font-weight-asian="bold" style:font-weight-complex="bold"/>
    </style:style>
    <style:style style:name="T7" style:family="text">
      <style:text-properties style:font-name="Liberation Serif" fo:font-size="12pt" officeooo:rsid="0017fa5c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weight="normal" officeooo:rsid="001bfe7c" style:font-size-asian="12pt" style:font-weight-asian="normal" style:font-size-complex="12pt" style:font-weight-complex="normal"/>
    </style:style>
    <style:style style:name="T9" style:family="text">
      <style:text-properties officeooo:rsid="001a5313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size="12pt" fo:font-weight="normal" officeooo:rsid="001bfe7c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1dace2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Atividade ava</text:span><text:span text:style-name="T7">liativa </text:span><text:bookmark text:name="yui_3_17_2_1_1624477547792_190"/><text:span text:style-name="T1">AvPEA-1 </text:span><text:span text:style-name="T7">LFA</text:span></text:p>
      <text:p text:style-name="P2"/>
      <text:p text:style-name="P2">1- A etapa de aná<text:span text:style-name="T9">l</text:span>ise léxica gera uma fita de saída. Explique o que é a fita de saída e porque ela é requisito para a etapa de análise semântica.</text:p>
      <text:list xml:id="list1625551835" text:style-name="L1">
        <text:list-item>
          <text:p text:style-name="P4">Aparentemente, fita de saída é a representação em formato de tokens após a análise do texto de código fonte. Ela é importante pois a análise semântica quer analisar se o significado e contexto está correto, e o token possui um significado o qual a análise semântica consegue manipular para deixar dar sequência no processo caso esteja correto, ou quebrá-la em caso de erro.</text:p>
        </text:list-item>
      </text:list>
      <text:p text:style-name="P5"/>
      <text:p text:style-name="P5">2- Quais as diferenças, na forma das regras de produção, que diferenciam Gramáticas Sensíveis ao contexto das Gramáticas Livres de Contexto?</text:p>
      <text:list xml:id="list1747589129" text:style-name="L2">
        <text:list-item>
          <text:p text:style-name="P7"><text:span text:style-name="T8">Gram</text:span><text:span text:style-name="T8">áticas sensíveis ao contexto requerem uma terminação, gramáticas livres de contexto </text:span><text:span text:style-name="T12">aceitam </text:span><text:span text:style-name="T10">A ::= </text:span><text:span text:style-name="T2">σ </text:span><text:span text:style-name="T3">onde a terminação não requer um fechamento restrito.</text:span></text:p>
        </text:list-item>
      </text:list>
      <text:p text:style-name="P6"><text:span text:style-name="T3"/></text:p>
      <text:p text:style-name="P9"><text:span text:style-name="T3">3- Construa uma GR para a seguinte linguagem: L(G) = { x | x ∈ (a, b, c)* onde x inicia por ‘c’ e termina por ‘b’ ou ‘a’}</text:span></text:p>
      <text:list xml:id="list2918421157" text:style-name="L3">
        <text:list-item>
          <text:p text:style-name="P10"><text:span text:style-name="T2">(Inicia por ‘c’) <text:tab/><text:tab/><text:tab/>S:= cA</text:span></text:p>
        </text:list-item>
        <text:list-item>
          <text:p text:style-name="P8"><text:span text:style-name="T4">(Termina por ‘a’ ou ‘b’)<text:tab/><text:tab/>A:= </text:span><text:span text:style-name="T5">c</text:span><text:span text:style-name="T4">A | </text:span><text:span text:style-name="T5">aB</text:span><text:span text:style-name="T4"> | </text:span><text:span text:style-name="T5">bB | </text:span><text:span text:style-name="T2">ε</text:span></text:p>
        </text:list-item>
        <text:list-item>
          <text:p text:style-name="P10"><text:span text:style-name="T2">(inicia por ‘c’ e não termina)<text:tab/><text:tab/>B:= </text:span><text:span text:style-name="T5">cA</text:span><text:span text:style-name="T2"> | </text:span><text:span text:style-name="T5">a</text:span><text:span text:style-name="T2">B </text:span><text:span text:style-name="T5">| bB</text:span></text:p>
        </text:list-item>
        <text:list-item>
          <text:p text:style-name="P11"><text:span text:style-name="T2">S:= cA</text:span></text:p>
          <text:list>
            <text:list-header>
              <text:p text:style-name="P11"><text:span text:style-name="T2">ccA</text:span></text:p>
              <text:p text:style-name="P11"><text:span text:style-name="T2">ccaB</text:span></text:p>
              <text:p text:style-name="P11"><text:span text:style-name="T2">ccacA</text:span></text:p>
              <text:p text:style-name="P11"><text:span text:style-name="T2">ccacbB</text:span></text:p>
              <text:p text:style-name="P11"><text:span text:style-name="T2">ccacb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08:26:59.271073792</meta:creation-date>
    <meta:editing-duration>PT8M57S</meta:editing-duration>
    <meta:editing-cycles>3</meta:editing-cycles>
    <meta:generator>LibreOffice/6.4.7.2$Linux_X86_64 LibreOffice_project/40$Build-2</meta:generator>
    <dc:date>2021-06-24T20:21:19.104433476</dc:date>
    <meta:document-statistic meta:table-count="0" meta:image-count="0" meta:object-count="0" meta:page-count="1" meta:paragraph-count="15" meta:word-count="218" meta:character-count="1127" meta:non-whitespace-character-count="930"/>
  </office:meta>
</office:document-meta>
</file>